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306cm" fo:min-width="1.0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3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14.45cm" fo:min-width="3.5cm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14.45cm" fo:min-width="8.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3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6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9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000000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000000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per 58%" fo:font-size="16pt" style:font-size-asian="16pt" style:font-size-complex="16pt"/>
    </style:style>
    <style:style style:name="T5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2cm" svg:height="2.2cm" svg:x="2.025cm" svg:y="4.776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2cm" svg:height="2.2cm" svg:x="2.425cm" svg:y="14.176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N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2.825cm" svg:y="9.176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5" draw:layer="layout" svg:width="2.2cm" svg:height="2.2cm" svg:x="11.625cm" svg:y="14.077cm">
          <text:p text:style-name="P4"><text:span text:style-name="T1">パーセプ</text:span></text:p>
          <text:p text:style-name="P4"><text:span text:style-name="T1">トロン</text:span></text:p>
          <text:p text:style-name="P4"><text:span text:style-name="T1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12.025cm" svg:y="9.377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5" draw:layer="layout" svg:width="2.2cm" svg:height="2.2cm" svg:x="11.224cm" svg:y="4.676cm">
          <text:p text:style-name="P4"><text:span text:style-name="T1">パーセプ</text:span></text:p>
          <text:p text:style-name="P4"><text:span text:style-name="T1">トロン</text:span></text:p>
          <text:p text:style-name="P4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.1cm" svg:height="14.8cm" svg:x="1.425cm" svg:y="1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9cm" svg:height="14.8cm" svg:x="6.425cm" svg:y="1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3.1cm" svg:height="1.55cm" svg:x="2.125cm" svg:y="2.376cm">
          <draw:text-box>
            <text:p>入力層</text:p>
          </draw:text-box>
        </draw:frame>
        <draw:frame draw:style-name="gr5" draw:text-style-name="P7" draw:layer="layout" svg:width="3.1cm" svg:height="1.55cm" svg:x="9.525cm" svg:y="2.276cm">
          <draw:text-box>
            <text:p>隠れ層</text:p>
          </draw:text-box>
        </draw:frame>
        <draw:line draw:style-name="gr6" draw:text-style-name="P6" draw:layer="layout" svg:x1="4.325cm" svg:y1="5.876cm" svg:x2="11.325cm" svg:y2="5.776cm">
          <text:p/>
        </draw:line>
        <draw:line draw:style-name="gr6" draw:text-style-name="P6" draw:layer="layout" svg:x1="4.325cm" svg:y1="5.976cm" svg:x2="11.625cm" svg:y2="15.276cm">
          <text:p/>
        </draw:line>
        <draw:frame draw:style-name="gr7" draw:text-style-name="P8" draw:layer="layout" svg:width="1.8cm" svg:height="1.819cm" svg:x="7.725cm" svg:y="4.826cm">
          <draw:text-box>
            <text:p><text:span text:style-name="T3">w</text:span><text:span text:style-name="T4">h</text:span><text:span text:style-name="T5">00</text:span></text:p>
          </draw:text-box>
        </draw:frame>
        <draw:frame draw:style-name="gr7" draw:text-style-name="P8" draw:layer="layout" svg:width="2.5cm" svg:height="1.819cm" svg:x="8.925cm" svg:y="11.226cm">
          <draw:text-box>
            <text:p><text:span text:style-name="T3">w</text:span><text:span text:style-name="T4">h</text:span><text:span text:style-name="T5">0(K-1)</text:span></text:p>
          </draw:text-box>
        </draw:frame>
        <draw:line draw:style-name="gr6" draw:text-style-name="P6" draw:layer="layout" svg:x1="10.525cm" svg:y1="4.376cm" svg:x2="11.525cm" svg:y2="5.076cm">
          <text:p/>
        </draw:line>
        <draw:frame draw:style-name="gr8" draw:text-style-name="P8" draw:layer="layout" svg:width="1.5cm" svg:height="1.049cm" svg:x="9.425cm" svg:y="3.376cm">
          <draw:text-box>
            <text:p><text:span text:style-name="T3">b</text:span><text:span text:style-name="T4">h</text:span><text:span text:style-name="T5">0</text:span></text:p>
          </draw:text-box>
        </draw:frame>
        <draw:frame draw:style-name="gr7" draw:text-style-name="P8" draw:layer="layout" svg:width="2cm" svg:height="1.819cm" svg:x="9.525cm" svg:y="15.576cm">
          <draw:text-box>
            <text:p><text:span text:style-name="T3">b</text:span><text:span text:style-name="T4">h</text:span><text:span text:style-name="T5">k-1</text:span></text:p>
          </draw:text-box>
        </draw:frame>
        <draw:line draw:style-name="gr6" draw:text-style-name="P6" draw:layer="layout" svg:x1="10.425cm" svg:y1="15.976cm" svg:x2="11.525cm" svg:y2="15.476cm">
          <text:p/>
        </draw:line>
        <draw:line draw:style-name="gr6" draw:text-style-name="P6" draw:layer="layout" svg:x1="4.725cm" svg:y1="15.276cm" svg:x2="11.525cm" svg:y2="15.276cm">
          <text:p/>
        </draw:line>
        <draw:line draw:style-name="gr6" draw:text-style-name="P6" draw:layer="layout" svg:x1="4.625cm" svg:y1="15.176cm" svg:x2="11.325cm" svg:y2="5.776cm">
          <text:p/>
        </draw:line>
        <draw:frame draw:style-name="gr7" draw:text-style-name="P8" draw:layer="layout" svg:width="3cm" svg:height="1.819cm" svg:x="7.825cm" svg:y="14.276cm">
          <draw:text-box>
            <text:p><text:span text:style-name="T3">w</text:span><text:span text:style-name="T4">h</text:span><text:span text:style-name="T5">(N-1)(K-1)</text:span></text:p>
          </draw:text-box>
        </draw:frame>
        <draw:frame draw:style-name="gr7" draw:text-style-name="P8" draw:layer="layout" svg:width="2.9cm" svg:height="1.819cm" svg:x="7.325cm" svg:y="7.526cm">
          <draw:text-box>
            <text:p><text:span text:style-name="T3">w</text:span><text:span text:style-name="T4">h</text:span><text:span text:style-name="T5">(N-1)0</text:span></text:p>
          </draw:text-box>
        </draw:frame>
        <draw:line draw:style-name="gr6" draw:text-style-name="P6" draw:layer="layout" svg:x1="13.5cm" svg:y1="5.8cm" svg:x2="17.9cm" svg:y2="5.8cm">
          <text:p/>
        </draw:line>
        <draw:line draw:style-name="gr6" draw:text-style-name="P6" draw:layer="layout" svg:x1="13.9cm" svg:y1="15.2cm" svg:x2="18cm" svg:y2="15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1-11-11T12:17:49.181572327</dc:date>
    <meta:editing-duration>PT45M45S</meta:editing-duration>
    <meta:editing-cycles>29</meta:editing-cycles>
    <meta:generator>LibreOffice/6.4.7.2$Linux_X86_64 LibreOffice_project/40$Build-2</meta:generator>
    <meta:document-statistic meta:object-count="24"/>
  </office:meta>
</office:document-meta>
</file>